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00000013E8E2A3EA8.bmp" manifest:media-type=""/>
  <manifest:file-entry manifest:full-path="Pictures/100000000000019800000170E4E3AC5D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11%" draw:contrast="2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60%" draw:contrast="60%" draw:gamma="100%" draw:red="0%" draw:green="0%" draw:blue="0%" fo:clip="rect(0cm, 0.512cm, 0cm, 0.392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1.148cm" style:use-optimal-column-width="false"/>
    </style:style>
    <style:style style:name="co5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ro3" style:family="table-row">
      <style:table-row-properties style:row-height="0.874cm"/>
    </style:style>
    <style:style style:name="ro4" style:family="table-row">
      <style:table-row-properties style:row-height="0.798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93cm" svg:height="1.62cm" svg:x="8.991cm" svg:y="3.381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075cm" svg:height="1.671cm" svg:x="0.78cm" svg:y="3.347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4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3" draw:layer="layout" svg:width="4.326cm" svg:height="0.492cm" svg:x="5.248cm" svg:y="2.192cm">
            <draw:text-box>
              <text:p text:style-name="P1"><text:span text:style-name="T1"><text:s/>Ⓟ</text:span><text:span text:style-name="T1">-4EBP</text:span></text:p>
            </draw:text-box>
          </draw:frame>
          <draw:frame draw:style-name="gr1" draw:text-style-name="P3" draw:layer="layout" svg:width="4.326cm" svg:height="0.492cm" svg:x="5.193cm" svg:y="0.11cm">
            <draw:text-box>
              <text:p text:style-name="P1"><text:span text:style-name="T1">GAPDH</text:span></text:p>
            </draw:text-box>
          </draw:frame>
          <draw:frame draw:style-name="gr2" draw:text-style-name="P4" draw:layer="layout" svg:width="5.544cm" svg:height="3.202cm" svg:x="9.676cm" svg:y="0.02cm">
            <draw:image xlink:href="Pictures/100000000000019800000170E4E3AC5D.bmp" xlink:type="simple" xlink:show="embed" xlink:actuate="onLoad">
              <text:p/>
            </draw:image>
          </draw:frame>
        </draw:g>
        <draw:g>
          <draw:frame draw:style-name="gr1" draw:text-style-name="P3" draw:layer="layout" svg:width="4.326cm" svg:height="0.492cm" svg:x="-2.526cm" svg:y="2.396cm">
            <draw:text-box>
              <text:p text:style-name="P1"><text:span text:style-name="T1"><text:s/></text:span><text:span text:style-name="T1">total 4EBP</text:span></text:p>
            </draw:text-box>
          </draw:frame>
          <draw:frame draw:style-name="gr1" draw:text-style-name="P3" draw:layer="layout" svg:width="4.326cm" svg:height="0.492cm" svg:x="-2.606cm" svg:y="0.401cm">
            <draw:text-box>
              <text:p text:style-name="P1"><text:span text:style-name="T1">GAPDH</text:span></text:p>
            </draw:text-box>
          </draw:frame>
          <draw:frame draw:style-name="gr3" draw:text-style-name="P4" draw:layer="layout" svg:width="6.024cm" svg:height="3.072cm" svg:x="1.85cm" svg:y="-0.024cm">
            <draw:image xlink:href="Pictures/10000000000001F00000013E8E2A3EA8.bmp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4:44:24.597473846</dc:date>
    <dc:creator>ayf </dc:creator>
    <meta:editing-duration>PT32M56S</meta:editing-duration>
    <meta:editing-cycles>10</meta:editing-cycles>
    <meta:generator>LibreOffice/4.4.3.2$Linux_X86_64 LibreOffice_project/40m0$Build-2</meta:generator>
    <meta:document-statistic meta:object-count="33"/>
  </office:meta>
</office:document-meta>
</file>